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28pt" style:font-name-asian="標楷體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26pt" style:font-name-asian="標楷體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font-name-complex="標楷體" style:font-size-complex="18pt"/>
    </style:style>
    <style:style style:name="P5" style:family="paragraph" style:parent-style-name="Standard">
      <style:text-properties style:font-name="標楷體" fo:font-size="18pt" style:font-name-asian="標楷體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華康中楷體" fo:font-size="28pt" style:font-name-asian="華康中楷體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華康中楷體" fo:font-size="24pt" style:font-name-asian="華康中楷體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18pt" style:font-name-asian="華康中楷體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1" style:family="paragraph" style:parent-style-name="Standard">
      <style:paragraph-properties>
        <style:tab-stops>
          <style:tab-stop style:position="8.255cm" style:type="right"/>
        </style:tab-stops>
      </style:paragraph-properties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36pt" style:font-name-asian="標楷體" style:font-size-asian="36pt" style:font-size-complex="36pt"/>
    </style:style>
    <style:style style:name="T1" style:family="text">
      <style:text-properties style:font-name="標楷體" fo:font-size="36pt" style:font-name-asian="標楷體" style:font-size-asian="36pt" style:font-size-complex="36pt"/>
    </style:style>
    <style:style style:name="T2" style:family="text">
      <style:text-properties style:font-name="標楷體" fo:font-size="28pt" style:font-name-asian="標楷體" style:font-size-asian="28pt" style:font-size-complex="28pt"/>
    </style:style>
    <style:style style:name="T3" style:family="text">
      <style:text-properties style:font-name="標楷體" fo:font-size="18pt" style:font-name-asian="標楷體" style:font-size-asian="18pt" style:font-size-complex="18pt"/>
    </style:style>
    <style:style style:name="T4" style:family="text">
      <style:text-properties style:font-name="標楷體" fo:font-size="18pt" style:font-name-asian="標楷體" style:font-size-asian="18pt" style:font-size-complex="18pt"/>
    </style:style>
    <style:style style:name="T5" style:family="text">
      <style:text-properties style:font-name="華康中楷體" style:font-name-asian="華康中楷體" style:font-size-complex="24pt"/>
    </style:style>
    <style:style style:name="T6" style:family="text">
      <style:text-properties fo:font-size="18pt" style:font-name-asian="華康中楷體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國 立 交 通 大 學</text:p>
      <text:p text:style-name="P2"/>
      <text:p text:style-name="P3">平面顯示技術碩士學位學程</text:p>
      <text:p text:style-name="P2"/>
      <text:p text:style-name="P2">碩 <text:s/>士 <text:s/>論 <text:s/>文</text:p>
      <text:p text:style-name="P7"/>
      <text:p text:style-name="P7"/>
      <text:p text:style-name="P4">淺漕槽內氧化層蝕刻</text:p>
      <text:p text:style-name="P8"/>
      <text:p text:style-name="P10">Oxide Etch in Shallow Trench Isolation</text:p>
      <text:p text:style-name="P9"/>
      <text:p text:style-name="P6"/>
      <text:p text:style-name="P11"><text:span text:style-name="T3"><text:tab/>研 究 生<text:tab/>: 吳明明</text:span></text:p>
      <text:p text:style-name="P11"><text:span text:style-name="T3"><text:tab/>指導教授<text:tab/>: 陳某某 教授</text:span></text:p>
      <text:p text:style-name="P4"><text:s text:c="13"/></text:p>
      <text:p text:style-name="P5"/>
      <text:p text:style-name="P1"><text:span text:style-name="T3">中華民國九十七年六月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Text_20_body_20_indent" style:default-outline-level="2" style:class="text">
      <style:paragraph-properties style:line-height-at-least="0.635cm" fo:text-align="center" style:justify-single-word="false" fo:keep-with-next="always" style:vertical-align="baseline"/>
      <style:text-properties fo:font-size="16pt" style:letter-kerning="true" style:font-size-asian="16pt" style:font-size-complex="10pt"/>
    </style:style>
    <style:style style:name="Text_20_body_20_indent" style:display-name="Text body indent" style:family="paragraph" style:parent-style-name="Standard" style:class="text">
      <style:paragraph-properties fo:margin-left="0.847cm" fo:margin-right="0cm" fo:text-indent="0cm" style:auto-text-indent="false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封面</dc:title>
    <dc:subject>論文封面</dc:subject>
    <meta:initial-creator>marshial</meta:initial-creator>
    <meta:creation-date>2004-06-28T11:10:00</meta:creation-date>
    <dc:creator>user</dc:creator>
    <dc:date>2008-06-26T14:40:00</dc:date>
    <meta:editing-cycles>7</meta:editing-cycles>
    <meta:editing-duration>PT4M</meta:editing-duration>
    <meta:document-statistic meta:table-count="0" meta:image-count="0" meta:object-count="0" meta:page-count="1" meta:paragraph-count="9" meta:word-count="64" meta:character-count="129" meta:non-whitespace-character-count="91"/>
    <meta:generator>LibreOffice/5.1.4.2$Windows_x86 LibreOffice_project/f99d75f39f1c57ebdd7ffc5f42867c12031db97a</meta:generator>
  </office:meta>
</office:document-meta>
</file>